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1.009cm" fo:margin-right="2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RIE DE VOREPPE (Isère)</text:p>
      <text:p text:style-name="P2">Canton de VOIRON</text:p>
      <text:p text:style-name="P2">Arrondissement de GRENOBLE</text:p>
      <text:p text:style-name="P2"/>
      <text:p text:style-name="P2"/>
      <text:p text:style-name="P3">ACTE N°[numActe] – TRANSCRIPTION DE DECES</text:p>
      <text:p text:style-name="P2"/>
      <text:p text:style-name="P4">[nomDefunt] [prenomDefunt]</text:p>
      <text:p text:style-name="P2"/>
      <text:p text:style-name="P2"/>
      <text:p text:style-name="P2"/>
      <text:p text:style-name="P2">Extrait des registres de l'État Civil de la commune de [communeT]./.</text:p>
      <text:p text:style-name="P5"><text:span text:style-name="T1">Le [dateD] à [heureD], est [deceder][villeDeces], [rueDeces] : </text:span><text:span text:style-name="T2">[prenomDefunt] [nomDefunt]</text:span><text:span text:style-name="T1">, [naitre] le [dateNaissanceDefunt] à [lieuNaissanceDefunt], [professionDefunt], [domicile] à [domicileDefunt], [filsFille] de [nomPrenomPereDefunt] et de [nomPrenomMereDefunt]. [nomPrenomEpoux(se)2]./.</text:span></text:p>
      <text:p text:style-name="P5"><text:span text:style-name="Source_20_Text"><text:span text:style-name="T1">Dressé le [dateActe] à [heureActe] sur la déclaration de [prenomDeclarant] [nomDeclarant], [ageDeclarant] ans, [professionDeclarant], [domicileD] à [adresseDeclarant], qui, lecture faite et [inviter] à lire l'acte, a signé avec Nous, [infoOfficierEtatCivil]./.</text:span></text:span></text:p>
      <text:p text:style-name="P5"><text:span text:style-name="Source_20_Text"><text:span text:style-name="T1">Transcrit le </text:span></text:span><text:span text:style-name="Source_20_Text"><text:span text:style-name="T1">[dateTranscription], par Nous, </text:span></text:span><text:span text:style-name="Source_20_Text"><text:span text:style-name="T1">[prenomU] [nomU], [infoU] par délégation du Maire./</text:span></text:span><text:span text:style-name="Source_20_Text"><text:span text:style-name="T1">.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5-04T16:39:12</meta:creation-date>
    <meta:generator>LibreOffice/3.3$Linux LibreOffice_project/330m19$Build-401</meta:generator>
    <dc:date>2012-01-09T16:21:33</dc:date>
    <dc:creator>Guillaume </dc:creator>
    <meta:editing-duration>PT6H41M59S</meta:editing-duration>
    <meta:editing-cycles>58</meta:editing-cycles>
    <meta:document-statistic meta:table-count="0" meta:image-count="0" meta:object-count="0" meta:page-count="1" meta:paragraph-count="9" meta:word-count="97" meta:character-count="849"/>
  </office:meta>
</office:document-meta>
</file>